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9mm" svg:height="89.99mm" svg:x="91.32mm" svg:y="818.3mm">
            <loext:p draw:notify-on-update-of-ranges="Feuille1.C4:Feuille1.C102 Feuille1.D4:Feuille1.D1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11.15mm" svg:y="13.48mm">
            <loext:p draw:notify-on-update-of-ranges="Feuille1.C3:Feuille1.C3 Feuille1.C4:Feuille1.C111 Feuille1.D3:Feuille1.D3 Feuille1.D4:Feuille1.D1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ille (octets)</text:p>
          </table:table-cell>
          <table:table-cell office:value-type="string" calcext:value-type="string">
            <text:p>Temps d’accès moyen</text:p>
          </table:table-cell>
        </table:table-row>
        <table:table-row table:style-name="ro1">
          <table:table-cell/>
          <table:table-cell office:value-type="string" calcext:value-type="string">
            <text:p>7,81kB</text:p>
          </table:table-cell>
          <table:table-cell office:value-type="float" office:value="8000" calcext:value-type="float">
            <text:p>8000</text:p>
          </table:table-cell>
          <table:table-cell office:value-type="float" office:value="3.3593" calcext:value-type="float">
            <text:p>3,3593</text:p>
          </table:table-cell>
        </table:table-row>
        <table:table-row table:style-name="ro1">
          <table:table-cell/>
          <table:table-cell office:value-type="string" calcext:value-type="string">
            <text:p>8,59kB</text:p>
          </table:table-cell>
          <table:table-cell office:value-type="float" office:value="8800" calcext:value-type="float">
            <text:p>8800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/>
          <table:table-cell office:value-type="string" calcext:value-type="string">
            <text:p>9,45kB</text:p>
          </table:table-cell>
          <table:table-cell office:value-type="float" office:value="9680" calcext:value-type="float">
            <text:p>9680</text:p>
          </table:table-cell>
          <table:table-cell office:value-type="float" office:value="2.37421" calcext:value-type="float">
            <text:p>2,37421</text:p>
          </table:table-cell>
        </table:table-row>
        <table:table-row table:style-name="ro1">
          <table:table-cell/>
          <table:table-cell office:value-type="string" calcext:value-type="string">
            <text:p>10,4kB</text:p>
          </table:table-cell>
          <table:table-cell office:value-type="float" office:value="10648" calcext:value-type="float">
            <text:p>10648</text:p>
          </table:table-cell>
          <table:table-cell office:value-type="float" office:value="2.35004" calcext:value-type="float">
            <text:p>2,35004</text:p>
          </table:table-cell>
        </table:table-row>
        <table:table-row table:style-name="ro1">
          <table:table-cell/>
          <table:table-cell office:value-type="string" calcext:value-type="string">
            <text:p>11,4kB</text:p>
          </table:table-cell>
          <table:table-cell office:value-type="float" office:value="11712" calcext:value-type="float">
            <text:p>11712</text:p>
          </table:table-cell>
          <table:table-cell office:value-type="float" office:value="2.30902" calcext:value-type="float">
            <text:p>2,30902</text:p>
          </table:table-cell>
        </table:table-row>
        <table:table-row table:style-name="ro1">
          <table:table-cell/>
          <table:table-cell office:value-type="string" calcext:value-type="string">
            <text:p>12,6kB</text:p>
          </table:table-cell>
          <table:table-cell office:value-type="float" office:value="12880" calcext:value-type="float">
            <text:p>12880</text:p>
          </table:table-cell>
          <table:table-cell office:value-type="float" office:value="2.31149" calcext:value-type="float">
            <text:p>2,31149</text:p>
          </table:table-cell>
        </table:table-row>
        <table:table-row table:style-name="ro1">
          <table:table-cell/>
          <table:table-cell office:value-type="string" calcext:value-type="string">
            <text:p>13,8kB</text:p>
          </table:table-cell>
          <table:table-cell office:value-type="float" office:value="14168" calcext:value-type="float">
            <text:p>14168</text:p>
          </table:table-cell>
          <table:table-cell office:value-type="float" office:value="2.31592" calcext:value-type="float">
            <text:p>2,31592</text:p>
          </table:table-cell>
        </table:table-row>
        <table:table-row table:style-name="ro1">
          <table:table-cell/>
          <table:table-cell office:value-type="string" calcext:value-type="string">
            <text:p>15,2kB</text:p>
          </table:table-cell>
          <table:table-cell office:value-type="float" office:value="15584" calcext:value-type="float">
            <text:p>15584</text:p>
          </table:table-cell>
          <table:table-cell office:value-type="float" office:value="2.30452" calcext:value-type="float">
            <text:p>2,30452</text:p>
          </table:table-cell>
        </table:table-row>
        <table:table-row table:style-name="ro1">
          <table:table-cell/>
          <table:table-cell office:value-type="string" calcext:value-type="string">
            <text:p>16,7kB</text:p>
          </table:table-cell>
          <table:table-cell office:value-type="float" office:value="17136" calcext:value-type="float">
            <text:p>17136</text:p>
          </table:table-cell>
          <table:table-cell office:value-type="float" office:value="2.31349" calcext:value-type="float">
            <text:p>2,31349</text:p>
          </table:table-cell>
        </table:table-row>
        <table:table-row table:style-name="ro1">
          <table:table-cell/>
          <table:table-cell office:value-type="string" calcext:value-type="string">
            <text:p>18,4kB</text:p>
          </table:table-cell>
          <table:table-cell office:value-type="float" office:value="18848" calcext:value-type="float">
            <text:p>18848</text:p>
          </table:table-cell>
          <table:table-cell office:value-type="float" office:value="2.31897" calcext:value-type="float">
            <text:p>2,31897</text:p>
          </table:table-cell>
        </table:table-row>
        <table:table-row table:style-name="ro1">
          <table:table-cell/>
          <table:table-cell office:value-type="string" calcext:value-type="string">
            <text:p>20,2kB</text:p>
          </table:table-cell>
          <table:table-cell office:value-type="float" office:value="20728" calcext:value-type="float">
            <text:p>20728</text:p>
          </table:table-cell>
          <table:table-cell office:value-type="float" office:value="2.30969" calcext:value-type="float">
            <text:p>2,30969</text:p>
          </table:table-cell>
        </table:table-row>
        <table:table-row table:style-name="ro1">
          <table:table-cell/>
          <table:table-cell office:value-type="string" calcext:value-type="string">
            <text:p>22,3kB</text:p>
          </table:table-cell>
          <table:table-cell office:value-type="float" office:value="22800" calcext:value-type="float">
            <text:p>22800</text:p>
          </table:table-cell>
          <table:table-cell office:value-type="float" office:value="2.31712" calcext:value-type="float">
            <text:p>2,31712</text:p>
          </table:table-cell>
        </table:table-row>
        <table:table-row table:style-name="ro1">
          <table:table-cell/>
          <table:table-cell office:value-type="string" calcext:value-type="string">
            <text:p>24,5kB</text:p>
          </table:table-cell>
          <table:table-cell office:value-type="float" office:value="25080" calcext:value-type="float">
            <text:p>25080</text:p>
          </table:table-cell>
          <table:table-cell office:value-type="float" office:value="2.30329" calcext:value-type="float">
            <text:p>2,30329</text:p>
          </table:table-cell>
        </table:table-row>
        <table:table-row table:style-name="ro1">
          <table:table-cell/>
          <table:table-cell office:value-type="string" calcext:value-type="string">
            <text:p>26,9kB</text:p>
          </table:table-cell>
          <table:table-cell office:value-type="float" office:value="27584" calcext:value-type="float">
            <text:p>27584</text:p>
          </table:table-cell>
          <table:table-cell office:value-type="float" office:value="2.40684" calcext:value-type="float">
            <text:p>2,40684</text:p>
          </table:table-cell>
        </table:table-row>
        <table:table-row table:style-name="ro1">
          <table:table-cell/>
          <table:table-cell office:value-type="string" calcext:value-type="string">
            <text:p>29,6kB</text:p>
          </table:table-cell>
          <table:table-cell office:value-type="float" office:value="30336" calcext:value-type="float">
            <text:p>30336</text:p>
          </table:table-cell>
          <table:table-cell office:value-type="float" office:value="2.38623" calcext:value-type="float">
            <text:p>2,38623</text:p>
          </table:table-cell>
        </table:table-row>
        <table:table-row table:style-name="ro1">
          <table:table-cell/>
          <table:table-cell office:value-type="string" calcext:value-type="string">
            <text:p>32,6kB</text:p>
          </table:table-cell>
          <table:table-cell office:value-type="float" office:value="33368" calcext:value-type="float">
            <text:p>33368</text:p>
          </table:table-cell>
          <table:table-cell office:value-type="float" office:value="2.38753" calcext:value-type="float">
            <text:p>2,38753</text:p>
          </table:table-cell>
        </table:table-row>
        <table:table-row table:style-name="ro1">
          <table:table-cell/>
          <table:table-cell office:value-type="string" calcext:value-type="string">
            <text:p>35,8kB</text:p>
          </table:table-cell>
          <table:table-cell office:value-type="float" office:value="36704" calcext:value-type="float">
            <text:p>36704</text:p>
          </table:table-cell>
          <table:table-cell office:value-type="float" office:value="2.8116" calcext:value-type="float">
            <text:p>2,8116</text:p>
          </table:table-cell>
        </table:table-row>
        <table:table-row table:style-name="ro1">
          <table:table-cell/>
          <table:table-cell office:value-type="string" calcext:value-type="string">
            <text:p>39,4kB</text:p>
          </table:table-cell>
          <table:table-cell office:value-type="float" office:value="40368" calcext:value-type="float">
            <text:p>40368</text:p>
          </table:table-cell>
          <table:table-cell office:value-type="float" office:value="3.02414" calcext:value-type="float">
            <text:p>3,02414</text:p>
          </table:table-cell>
        </table:table-row>
        <table:table-row table:style-name="ro1">
          <table:table-cell/>
          <table:table-cell office:value-type="string" calcext:value-type="string">
            <text:p>43,4kB</text:p>
          </table:table-cell>
          <table:table-cell office:value-type="float" office:value="44400" calcext:value-type="float">
            <text:p>44400</text:p>
          </table:table-cell>
          <table:table-cell office:value-type="float" office:value="3.25596" calcext:value-type="float">
            <text:p>3,25596</text:p>
          </table:table-cell>
        </table:table-row>
        <table:table-row table:style-name="ro1">
          <table:table-cell/>
          <table:table-cell office:value-type="string" calcext:value-type="string">
            <text:p>47,7kB</text:p>
          </table:table-cell>
          <table:table-cell office:value-type="float" office:value="48840" calcext:value-type="float">
            <text:p>48840</text:p>
          </table:table-cell>
          <table:table-cell office:value-type="float" office:value="3.5086" calcext:value-type="float">
            <text:p>3,5086</text:p>
          </table:table-cell>
        </table:table-row>
        <table:table-row table:style-name="ro1">
          <table:table-cell/>
          <table:table-cell office:value-type="string" calcext:value-type="string">
            <text:p>52,5kB</text:p>
          </table:table-cell>
          <table:table-cell office:value-type="float" office:value="53720" calcext:value-type="float">
            <text:p>53720</text:p>
          </table:table-cell>
          <table:table-cell office:value-type="float" office:value="3.72063" calcext:value-type="float">
            <text:p>3,72063</text:p>
          </table:table-cell>
        </table:table-row>
        <table:table-row table:style-name="ro1">
          <table:table-cell/>
          <table:table-cell office:value-type="string" calcext:value-type="string">
            <text:p>57,7kB</text:p>
          </table:table-cell>
          <table:table-cell office:value-type="float" office:value="59088" calcext:value-type="float">
            <text:p>59088</text:p>
          </table:table-cell>
          <table:table-cell office:value-type="float" office:value="3.84159" calcext:value-type="float">
            <text:p>3,84159</text:p>
          </table:table-cell>
        </table:table-row>
        <table:table-row table:style-name="ro1">
          <table:table-cell/>
          <table:table-cell office:value-type="string" calcext:value-type="string">
            <text:p>63,5kB</text:p>
          </table:table-cell>
          <table:table-cell office:value-type="float" office:value="64992" calcext:value-type="float">
            <text:p>64992</text:p>
          </table:table-cell>
          <table:table-cell office:value-type="float" office:value="4.00076" calcext:value-type="float">
            <text:p>4,00076</text:p>
          </table:table-cell>
        </table:table-row>
        <table:table-row table:style-name="ro1">
          <table:table-cell/>
          <table:table-cell office:value-type="string" calcext:value-type="string">
            <text:p>69,8kB</text:p>
          </table:table-cell>
          <table:table-cell office:value-type="float" office:value="71488" calcext:value-type="float">
            <text:p>71488</text:p>
          </table:table-cell>
          <table:table-cell office:value-type="float" office:value="4.13226" calcext:value-type="float">
            <text:p>4,13226</text:p>
          </table:table-cell>
        </table:table-row>
        <table:table-row table:style-name="ro1">
          <table:table-cell/>
          <table:table-cell office:value-type="string" calcext:value-type="string">
            <text:p>76,8kB</text:p>
          </table:table-cell>
          <table:table-cell office:value-type="float" office:value="78632" calcext:value-type="float">
            <text:p>78632</text:p>
          </table:table-cell>
          <table:table-cell office:value-type="float" office:value="4.315" calcext:value-type="float">
            <text:p>4,315</text:p>
          </table:table-cell>
        </table:table-row>
        <table:table-row table:style-name="ro1">
          <table:table-cell/>
          <table:table-cell office:value-type="string" calcext:value-type="string">
            <text:p>84,5kB</text:p>
          </table:table-cell>
          <table:table-cell office:value-type="float" office:value="86488" calcext:value-type="float">
            <text:p>86488</text:p>
          </table:table-cell>
          <table:table-cell office:value-type="float" office:value="4.42058" calcext:value-type="float">
            <text:p>4,42058</text:p>
          </table:table-cell>
        </table:table-row>
        <table:table-row table:style-name="ro1">
          <table:table-cell/>
          <table:table-cell office:value-type="string" calcext:value-type="string">
            <text:p>92,9kB</text:p>
          </table:table-cell>
          <table:table-cell office:value-type="float" office:value="95136" calcext:value-type="float">
            <text:p>95136</text:p>
          </table:table-cell>
          <table:table-cell office:value-type="float" office:value="4.48992" calcext:value-type="float">
            <text:p>4,48992</text:p>
          </table:table-cell>
        </table:table-row>
        <table:table-row table:style-name="ro1">
          <table:table-cell/>
          <table:table-cell office:value-type="string" calcext:value-type="string">
            <text:p>102kB</text:p>
          </table:table-cell>
          <table:table-cell office:value-type="float" office:value="104648" calcext:value-type="float">
            <text:p>104648</text:p>
          </table:table-cell>
          <table:table-cell office:value-type="float" office:value="4.6634" calcext:value-type="float">
            <text:p>4,6634</text:p>
          </table:table-cell>
        </table:table-row>
        <table:table-row table:style-name="ro1">
          <table:table-cell/>
          <table:table-cell office:value-type="string" calcext:value-type="string">
            <text:p>112kB</text:p>
          </table:table-cell>
          <table:table-cell office:value-type="float" office:value="115112" calcext:value-type="float">
            <text:p>115112</text:p>
          </table:table-cell>
          <table:table-cell office:value-type="float" office:value="4.73781" calcext:value-type="float">
            <text:p>4,73781</text:p>
          </table:table-cell>
        </table:table-row>
        <table:table-row table:style-name="ro1">
          <table:table-cell/>
          <table:table-cell office:value-type="string" calcext:value-type="string">
            <text:p>124kB</text:p>
          </table:table-cell>
          <table:table-cell office:value-type="float" office:value="126616" calcext:value-type="float">
            <text:p>126616</text:p>
          </table:table-cell>
          <table:table-cell office:value-type="float" office:value="4.82088" calcext:value-type="float">
            <text:p>4,82088</text:p>
          </table:table-cell>
        </table:table-row>
        <table:table-row table:style-name="ro1">
          <table:table-cell/>
          <table:table-cell office:value-type="string" calcext:value-type="string">
            <text:p>136kB</text:p>
          </table:table-cell>
          <table:table-cell office:value-type="float" office:value="139272" calcext:value-type="float">
            <text:p>139272</text:p>
          </table:table-cell>
          <table:table-cell office:value-type="float" office:value="5.06117" calcext:value-type="float">
            <text:p>5,06117</text:p>
          </table:table-cell>
        </table:table-row>
        <table:table-row table:style-name="ro1">
          <table:table-cell/>
          <table:table-cell office:value-type="string" calcext:value-type="string">
            <text:p>150kB</text:p>
          </table:table-cell>
          <table:table-cell office:value-type="float" office:value="153192" calcext:value-type="float">
            <text:p>153192</text:p>
          </table:table-cell>
          <table:table-cell office:value-type="float" office:value="5.07518" calcext:value-type="float">
            <text:p>5,07518</text:p>
          </table:table-cell>
        </table:table-row>
        <table:table-row table:style-name="ro1">
          <table:table-cell/>
          <table:table-cell office:value-type="string" calcext:value-type="string">
            <text:p>165kB</text:p>
          </table:table-cell>
          <table:table-cell office:value-type="float" office:value="168504" calcext:value-type="float">
            <text:p>168504</text:p>
          </table:table-cell>
          <table:table-cell office:value-type="float" office:value="5.24629" calcext:value-type="float">
            <text:p>5,24629</text:p>
          </table:table-cell>
        </table:table-row>
        <table:table-row table:style-name="ro1">
          <table:table-cell/>
          <table:table-cell office:value-type="string" calcext:value-type="string">
            <text:p>181kB</text:p>
          </table:table-cell>
          <table:table-cell office:value-type="float" office:value="185352" calcext:value-type="float">
            <text:p>185352</text:p>
          </table:table-cell>
          <table:table-cell office:value-type="float" office:value="5.11937" calcext:value-type="float">
            <text:p>5,11937</text:p>
          </table:table-cell>
        </table:table-row>
        <table:table-row table:style-name="ro1">
          <table:table-cell/>
          <table:table-cell office:value-type="string" calcext:value-type="string">
            <text:p>199kB</text:p>
          </table:table-cell>
          <table:table-cell office:value-type="float" office:value="203880" calcext:value-type="float">
            <text:p>203880</text:p>
          </table:table-cell>
          <table:table-cell office:value-type="float" office:value="5.53511" calcext:value-type="float">
            <text:p>5,53511</text:p>
          </table:table-cell>
        </table:table-row>
        <table:table-row table:style-name="ro1">
          <table:table-cell/>
          <table:table-cell office:value-type="string" calcext:value-type="string">
            <text:p>219kB</text:p>
          </table:table-cell>
          <table:table-cell office:value-type="float" office:value="224264" calcext:value-type="float">
            <text:p>224264</text:p>
          </table:table-cell>
          <table:table-cell office:value-type="float" office:value="5.81949" calcext:value-type="float">
            <text:p>5,81949</text:p>
          </table:table-cell>
        </table:table-row>
        <table:table-row table:style-name="ro1">
          <table:table-cell/>
          <table:table-cell office:value-type="string" calcext:value-type="string">
            <text:p>241kB</text:p>
          </table:table-cell>
          <table:table-cell office:value-type="float" office:value="246688" calcext:value-type="float">
            <text:p>246688</text:p>
          </table:table-cell>
          <table:table-cell office:value-type="float" office:value="6.15769" calcext:value-type="float">
            <text:p>6,15769</text:p>
          </table:table-cell>
        </table:table-row>
        <table:table-row table:style-name="ro1">
          <table:table-cell/>
          <table:table-cell office:value-type="string" calcext:value-type="string">
            <text:p>265kB</text:p>
          </table:table-cell>
          <table:table-cell office:value-type="float" office:value="271352" calcext:value-type="float">
            <text:p>271352</text:p>
          </table:table-cell>
          <table:table-cell office:value-type="float" office:value="6.26253" calcext:value-type="float">
            <text:p>6,26253</text:p>
          </table:table-cell>
        </table:table-row>
        <table:table-row table:style-name="ro1">
          <table:table-cell/>
          <table:table-cell office:value-type="string" calcext:value-type="string">
            <text:p>291kB</text:p>
          </table:table-cell>
          <table:table-cell office:value-type="float" office:value="298480" calcext:value-type="float">
            <text:p>298480</text:p>
          </table:table-cell>
          <table:table-cell office:value-type="float" office:value="6.86073" calcext:value-type="float">
            <text:p>6,86073</text:p>
          </table:table-cell>
        </table:table-row>
        <table:table-row table:style-name="ro1">
          <table:table-cell/>
          <table:table-cell office:value-type="string" calcext:value-type="string">
            <text:p>321kB</text:p>
          </table:table-cell>
          <table:table-cell office:value-type="float" office:value="328328" calcext:value-type="float">
            <text:p>328328</text:p>
          </table:table-cell>
          <table:table-cell office:value-type="float" office:value="7.70314" calcext:value-type="float">
            <text:p>7,70314</text:p>
          </table:table-cell>
        </table:table-row>
        <table:table-row table:style-name="ro1">
          <table:table-cell/>
          <table:table-cell office:value-type="string" calcext:value-type="string">
            <text:p>353kB</text:p>
          </table:table-cell>
          <table:table-cell office:value-type="float" office:value="361160" calcext:value-type="float">
            <text:p>361160</text:p>
          </table:table-cell>
          <table:table-cell office:value-type="float" office:value="8.76171" calcext:value-type="float">
            <text:p>8,76171</text:p>
          </table:table-cell>
        </table:table-row>
        <table:table-row table:style-name="ro1">
          <table:table-cell/>
          <table:table-cell office:value-type="string" calcext:value-type="string">
            <text:p>388kB</text:p>
          </table:table-cell>
          <table:table-cell office:value-type="float" office:value="397272" calcext:value-type="float">
            <text:p>397272</text:p>
          </table:table-cell>
          <table:table-cell office:value-type="float" office:value="9.51817" calcext:value-type="float">
            <text:p>9,51817</text:p>
          </table:table-cell>
        </table:table-row>
        <table:table-row table:style-name="ro1">
          <table:table-cell/>
          <table:table-cell office:value-type="string" calcext:value-type="string">
            <text:p>427kB</text:p>
          </table:table-cell>
          <table:table-cell office:value-type="float" office:value="436992" calcext:value-type="float">
            <text:p>436992</text:p>
          </table:table-cell>
          <table:table-cell office:value-type="float" office:value="10.611" calcext:value-type="float">
            <text:p>10,611</text:p>
          </table:table-cell>
        </table:table-row>
        <table:table-row table:style-name="ro1">
          <table:table-cell/>
          <table:table-cell office:value-type="string" calcext:value-type="string">
            <text:p>469kB</text:p>
          </table:table-cell>
          <table:table-cell office:value-type="float" office:value="480688" calcext:value-type="float">
            <text:p>480688</text:p>
          </table:table-cell>
          <table:table-cell office:value-type="float" office:value="11.0863" calcext:value-type="float">
            <text:p>11,0863</text:p>
          </table:table-cell>
        </table:table-row>
        <table:table-row table:style-name="ro1">
          <table:table-cell/>
          <table:table-cell office:value-type="string" calcext:value-type="string">
            <text:p>516kB</text:p>
          </table:table-cell>
          <table:table-cell office:value-type="float" office:value="528752" calcext:value-type="float">
            <text:p>528752</text:p>
          </table:table-cell>
          <table:table-cell office:value-type="float" office:value="10.941" calcext:value-type="float">
            <text:p>10,941</text:p>
          </table:table-cell>
        </table:table-row>
        <table:table-row table:style-name="ro1">
          <table:table-cell/>
          <table:table-cell office:value-type="string" calcext:value-type="string">
            <text:p>568kB</text:p>
          </table:table-cell>
          <table:table-cell office:value-type="float" office:value="581624" calcext:value-type="float">
            <text:p>581624</text:p>
          </table:table-cell>
          <table:table-cell office:value-type="float" office:value="12.1414" calcext:value-type="float">
            <text:p>12,1414</text:p>
          </table:table-cell>
        </table:table-row>
        <table:table-row table:style-name="ro1">
          <table:table-cell/>
          <table:table-cell office:value-type="string" calcext:value-type="string">
            <text:p>625kB</text:p>
          </table:table-cell>
          <table:table-cell office:value-type="float" office:value="639784" calcext:value-type="float">
            <text:p>639784</text:p>
          </table:table-cell>
          <table:table-cell office:value-type="float" office:value="13.5225" calcext:value-type="float">
            <text:p>13,5225</text:p>
          </table:table-cell>
        </table:table-row>
        <table:table-row table:style-name="ro1">
          <table:table-cell/>
          <table:table-cell office:value-type="string" calcext:value-type="string">
            <text:p>687kB</text:p>
          </table:table-cell>
          <table:table-cell office:value-type="float" office:value="703760" calcext:value-type="float">
            <text:p>703760</text:p>
          </table:table-cell>
          <table:table-cell office:value-type="float" office:value="13.5354" calcext:value-type="float">
            <text:p>13,5354</text:p>
          </table:table-cell>
        </table:table-row>
        <table:table-row table:style-name="ro1">
          <table:table-cell/>
          <table:table-cell office:value-type="string" calcext:value-type="string">
            <text:p>756kB</text:p>
          </table:table-cell>
          <table:table-cell office:value-type="float" office:value="774136" calcext:value-type="float">
            <text:p>774136</text:p>
          </table:table-cell>
          <table:table-cell office:value-type="float" office:value="13.7088" calcext:value-type="float">
            <text:p>13,7088</text:p>
          </table:table-cell>
        </table:table-row>
        <table:table-row table:style-name="ro1">
          <table:table-cell/>
          <table:table-cell office:value-type="string" calcext:value-type="string">
            <text:p>832kB</text:p>
          </table:table-cell>
          <table:table-cell office:value-type="float" office:value="851544" calcext:value-type="float">
            <text:p>851544</text:p>
          </table:table-cell>
          <table:table-cell office:value-type="float" office:value="16.7215" calcext:value-type="float">
            <text:p>16,7215</text:p>
          </table:table-cell>
        </table:table-row>
        <table:table-row table:style-name="ro1">
          <table:table-cell/>
          <table:table-cell office:value-type="string" calcext:value-type="string">
            <text:p>915kB</text:p>
          </table:table-cell>
          <table:table-cell office:value-type="float" office:value="936696" calcext:value-type="float">
            <text:p>936696</text:p>
          </table:table-cell>
          <table:table-cell office:value-type="float" office:value="17.7407" calcext:value-type="float">
            <text:p>17,7407</text:p>
          </table:table-cell>
        </table:table-row>
        <table:table-row table:style-name="ro1">
          <table:table-cell/>
          <table:table-cell office:value-type="string" calcext:value-type="string">
            <text:p>0,983M</text:p>
          </table:table-cell>
          <table:table-cell office:value-type="float" office:value="1030360" calcext:value-type="float">
            <text:p>1030360</text:p>
          </table:table-cell>
          <table:table-cell office:value-type="float" office:value="16.5255" calcext:value-type="float">
            <text:p>16,5255</text:p>
          </table:table-cell>
        </table:table-row>
        <table:table-row table:style-name="ro1">
          <table:table-cell/>
          <table:table-cell office:value-type="string" calcext:value-type="string">
            <text:p>1,08MB</text:p>
          </table:table-cell>
          <table:table-cell office:value-type="float" office:value="1133392" calcext:value-type="float">
            <text:p>1133392</text:p>
          </table:table-cell>
          <table:table-cell office:value-type="float" office:value="20.4445" calcext:value-type="float">
            <text:p>20,4445</text:p>
          </table:table-cell>
        </table:table-row>
        <table:table-row table:style-name="ro1">
          <table:table-cell/>
          <table:table-cell office:value-type="string" calcext:value-type="string">
            <text:p>1,19MB</text:p>
          </table:table-cell>
          <table:table-cell office:value-type="float" office:value="1246728" calcext:value-type="float">
            <text:p>1246728</text:p>
          </table:table-cell>
          <table:table-cell office:value-type="float" office:value="19.0806" calcext:value-type="float">
            <text:p>19,0806</text:p>
          </table:table-cell>
        </table:table-row>
        <table:table-row table:style-name="ro1">
          <table:table-cell/>
          <table:table-cell office:value-type="string" calcext:value-type="string">
            <text:p>1,31MB</text:p>
          </table:table-cell>
          <table:table-cell office:value-type="float" office:value="1371400" calcext:value-type="float">
            <text:p>1371400</text:p>
          </table:table-cell>
          <table:table-cell office:value-type="float" office:value="19.9866" calcext:value-type="float">
            <text:p>19,9866</text:p>
          </table:table-cell>
        </table:table-row>
        <table:table-row table:style-name="ro1">
          <table:table-cell/>
          <table:table-cell office:value-type="string" calcext:value-type="string">
            <text:p>1,44MB</text:p>
          </table:table-cell>
          <table:table-cell office:value-type="float" office:value="1508536" calcext:value-type="float">
            <text:p>1508536</text:p>
          </table:table-cell>
          <table:table-cell office:value-type="float" office:value="22.1508" calcext:value-type="float">
            <text:p>22,1508</text:p>
          </table:table-cell>
        </table:table-row>
        <table:table-row table:style-name="ro1">
          <table:table-cell/>
          <table:table-cell office:value-type="string" calcext:value-type="string">
            <text:p>1,58MB</text:p>
          </table:table-cell>
          <table:table-cell office:value-type="float" office:value="1659384" calcext:value-type="float">
            <text:p>1659384</text:p>
          </table:table-cell>
          <table:table-cell office:value-type="float" office:value="23.3766" calcext:value-type="float">
            <text:p>23,3766</text:p>
          </table:table-cell>
        </table:table-row>
        <table:table-row table:style-name="ro1">
          <table:table-cell/>
          <table:table-cell office:value-type="string" calcext:value-type="string">
            <text:p>1,74MB</text:p>
          </table:table-cell>
          <table:table-cell office:value-type="float" office:value="1825320" calcext:value-type="float">
            <text:p>1825320</text:p>
          </table:table-cell>
          <table:table-cell office:value-type="float" office:value="43.0879" calcext:value-type="float">
            <text:p>43,0879</text:p>
          </table:table-cell>
        </table:table-row>
        <table:table-row table:style-name="ro1">
          <table:table-cell/>
          <table:table-cell office:value-type="string" calcext:value-type="string">
            <text:p>1,91MB</text:p>
          </table:table-cell>
          <table:table-cell office:value-type="float" office:value="2007848" calcext:value-type="float">
            <text:p>2007848</text:p>
          </table:table-cell>
          <table:table-cell office:value-type="float" office:value="33.4765" calcext:value-type="float">
            <text:p>33,4765</text:p>
          </table:table-cell>
        </table:table-row>
        <table:table-row table:style-name="ro1">
          <table:table-cell/>
          <table:table-cell office:value-type="string" calcext:value-type="string">
            <text:p>2,11MB</text:p>
          </table:table-cell>
          <table:table-cell office:value-type="float" office:value="2208632" calcext:value-type="float">
            <text:p>2208632</text:p>
          </table:table-cell>
          <table:table-cell office:value-type="float" office:value="35.9512" calcext:value-type="float">
            <text:p>35,9512</text:p>
          </table:table-cell>
        </table:table-row>
        <table:table-row table:style-name="ro1">
          <table:table-cell/>
          <table:table-cell office:value-type="string" calcext:value-type="string">
            <text:p>2,32MB</text:p>
          </table:table-cell>
          <table:table-cell office:value-type="float" office:value="2429488" calcext:value-type="float">
            <text:p>2429488</text:p>
          </table:table-cell>
          <table:table-cell office:value-type="float" office:value="48.5543" calcext:value-type="float">
            <text:p>48,5543</text:p>
          </table:table-cell>
        </table:table-row>
        <table:table-row table:style-name="ro1">
          <table:table-cell/>
          <table:table-cell office:value-type="string" calcext:value-type="string">
            <text:p>2,55MB</text:p>
          </table:table-cell>
          <table:table-cell office:value-type="float" office:value="2672432" calcext:value-type="float">
            <text:p>2672432</text:p>
          </table:table-cell>
          <table:table-cell office:value-type="float" office:value="42.8291" calcext:value-type="float">
            <text:p>42,8291</text:p>
          </table:table-cell>
        </table:table-row>
        <table:table-row table:style-name="ro1">
          <table:table-cell/>
          <table:table-cell office:value-type="string" calcext:value-type="string">
            <text:p>2,8MB</text:p>
          </table:table-cell>
          <table:table-cell office:value-type="float" office:value="2939672" calcext:value-type="float">
            <text:p>2939672</text:p>
          </table:table-cell>
          <table:table-cell office:value-type="float" office:value="46.5173" calcext:value-type="float">
            <text:p>46,5173</text:p>
          </table:table-cell>
        </table:table-row>
        <table:table-row table:style-name="ro1">
          <table:table-cell/>
          <table:table-cell office:value-type="string" calcext:value-type="string">
            <text:p>3,08MB</text:p>
          </table:table-cell>
          <table:table-cell office:value-type="float" office:value="3233632" calcext:value-type="float">
            <text:p>3233632</text:p>
          </table:table-cell>
          <table:table-cell office:value-type="float" office:value="48.949" calcext:value-type="float">
            <text:p>48,949</text:p>
          </table:table-cell>
        </table:table-row>
        <table:table-row table:style-name="ro1">
          <table:table-cell/>
          <table:table-cell office:value-type="string" calcext:value-type="string">
            <text:p>3,39MB</text:p>
          </table:table-cell>
          <table:table-cell office:value-type="float" office:value="3556992" calcext:value-type="float">
            <text:p>3556992</text:p>
          </table:table-cell>
          <table:table-cell office:value-type="float" office:value="52.5103" calcext:value-type="float">
            <text:p>52,5103</text:p>
          </table:table-cell>
        </table:table-row>
        <table:table-row table:style-name="ro1">
          <table:table-cell/>
          <table:table-cell office:value-type="string" calcext:value-type="string">
            <text:p>3,73MB</text:p>
          </table:table-cell>
          <table:table-cell office:value-type="float" office:value="3912688" calcext:value-type="float">
            <text:p>3912688</text:p>
          </table:table-cell>
          <table:table-cell office:value-type="float" office:value="65.9206" calcext:value-type="float">
            <text:p>65,9206</text:p>
          </table:table-cell>
        </table:table-row>
        <table:table-row table:style-name="ro1">
          <table:table-cell/>
          <table:table-cell office:value-type="string" calcext:value-type="string">
            <text:p>4,1MB</text:p>
          </table:table-cell>
          <table:table-cell office:value-type="float" office:value="4303952" calcext:value-type="float">
            <text:p>4303952</text:p>
          </table:table-cell>
          <table:table-cell office:value-type="float" office:value="66.1362" calcext:value-type="float">
            <text:p>66,1362</text:p>
          </table:table-cell>
        </table:table-row>
        <table:table-row table:style-name="ro1">
          <table:table-cell/>
          <table:table-cell office:value-type="string" calcext:value-type="string">
            <text:p>4,52MB</text:p>
          </table:table-cell>
          <table:table-cell office:value-type="float" office:value="4734344" calcext:value-type="float">
            <text:p>4734344</text:p>
          </table:table-cell>
          <table:table-cell office:value-type="float" office:value="69.4165" calcext:value-type="float">
            <text:p>69,4165</text:p>
          </table:table-cell>
        </table:table-row>
        <table:table-row table:style-name="ro1">
          <table:table-cell/>
          <table:table-cell office:value-type="string" calcext:value-type="string">
            <text:p>4,97MB</text:p>
          </table:table-cell>
          <table:table-cell office:value-type="float" office:value="5207776" calcext:value-type="float">
            <text:p>5207776</text:p>
          </table:table-cell>
          <table:table-cell office:value-type="float" office:value="73.7921" calcext:value-type="float">
            <text:p>73,7921</text:p>
          </table:table-cell>
        </table:table-row>
        <table:table-row table:style-name="ro1">
          <table:table-cell/>
          <table:table-cell office:value-type="string" calcext:value-type="string">
            <text:p>5,46MB</text:p>
          </table:table-cell>
          <table:table-cell office:value-type="float" office:value="5728552" calcext:value-type="float">
            <text:p>5728552</text:p>
          </table:table-cell>
          <table:table-cell office:value-type="float" office:value="70.2777" calcext:value-type="float">
            <text:p>70,2777</text:p>
          </table:table-cell>
        </table:table-row>
        <table:table-row table:style-name="ro1">
          <table:table-cell/>
          <table:table-cell office:value-type="string" calcext:value-type="string">
            <text:p>6,01MB</text:p>
          </table:table-cell>
          <table:table-cell office:value-type="float" office:value="6301400" calcext:value-type="float">
            <text:p>6301400</text:p>
          </table:table-cell>
          <table:table-cell office:value-type="float" office:value="74.417" calcext:value-type="float">
            <text:p>74,417</text:p>
          </table:table-cell>
        </table:table-row>
        <table:table-row table:style-name="ro1">
          <table:table-cell/>
          <table:table-cell office:value-type="string" calcext:value-type="string">
            <text:p>6,61MB</text:p>
          </table:table-cell>
          <table:table-cell office:value-type="float" office:value="6931536" calcext:value-type="float">
            <text:p>6931536</text:p>
          </table:table-cell>
          <table:table-cell office:value-type="float" office:value="75.5548" calcext:value-type="float">
            <text:p>75,5548</text:p>
          </table:table-cell>
        </table:table-row>
        <table:table-row table:style-name="ro1">
          <table:table-cell/>
          <table:table-cell office:value-type="string" calcext:value-type="string">
            <text:p>7,27MB</text:p>
          </table:table-cell>
          <table:table-cell office:value-type="float" office:value="7624688" calcext:value-type="float">
            <text:p>7624688</text:p>
          </table:table-cell>
          <table:table-cell office:value-type="float" office:value="67.3882" calcext:value-type="float">
            <text:p>67,3882</text:p>
          </table:table-cell>
        </table:table-row>
        <table:table-row table:style-name="ro1">
          <table:table-cell/>
          <table:table-cell office:value-type="string" calcext:value-type="string">
            <text:p>8MB</text:p>
          </table:table-cell>
          <table:table-cell office:value-type="float" office:value="8387152" calcext:value-type="float">
            <text:p>8387152</text:p>
          </table:table-cell>
          <table:table-cell office:value-type="float" office:value="68.3601" calcext:value-type="float">
            <text:p>68,3601</text:p>
          </table:table-cell>
        </table:table-row>
        <table:table-row table:style-name="ro1">
          <table:table-cell/>
          <table:table-cell office:value-type="string" calcext:value-type="string">
            <text:p>8,8MB</text:p>
          </table:table-cell>
          <table:table-cell office:value-type="float" office:value="9225864" calcext:value-type="float">
            <text:p>9225864</text:p>
          </table:table-cell>
          <table:table-cell office:value-type="float" office:value="68.517" calcext:value-type="float">
            <text:p>68,517</text:p>
          </table:table-cell>
        </table:table-row>
        <table:table-row table:style-name="ro1">
          <table:table-cell/>
          <table:table-cell office:value-type="string" calcext:value-type="string">
            <text:p>9,68MB</text:p>
          </table:table-cell>
          <table:table-cell office:value-type="float" office:value="10148448" calcext:value-type="float">
            <text:p>10148448</text:p>
          </table:table-cell>
          <table:table-cell office:value-type="float" office:value="73.8561" calcext:value-type="float">
            <text:p>73,8561</text:p>
          </table:table-cell>
        </table:table-row>
        <table:table-row table:style-name="ro1">
          <table:table-cell/>
          <table:table-cell office:value-type="string" calcext:value-type="string">
            <text:p>10,6MB</text:p>
          </table:table-cell>
          <table:table-cell office:value-type="float" office:value="11163288" calcext:value-type="float">
            <text:p>11163288</text:p>
          </table:table-cell>
          <table:table-cell office:value-type="float" office:value="73.4853" calcext:value-type="float">
            <text:p>73,4853</text:p>
          </table:table-cell>
        </table:table-row>
        <table:table-row table:style-name="ro1">
          <table:table-cell/>
          <table:table-cell office:value-type="string" calcext:value-type="string">
            <text:p>11,7MB</text:p>
          </table:table-cell>
          <table:table-cell office:value-type="float" office:value="12279616" calcext:value-type="float">
            <text:p>12279616</text:p>
          </table:table-cell>
          <table:table-cell office:value-type="float" office:value="75.1493" calcext:value-type="float">
            <text:p>75,1493</text:p>
          </table:table-cell>
        </table:table-row>
        <table:table-row table:style-name="ro1">
          <table:table-cell/>
          <table:table-cell office:value-type="string" calcext:value-type="string">
            <text:p>12,9MB</text:p>
          </table:table-cell>
          <table:table-cell office:value-type="float" office:value="13507576" calcext:value-type="float">
            <text:p>13507576</text:p>
          </table:table-cell>
          <table:table-cell office:value-type="float" office:value="75.6994" calcext:value-type="float">
            <text:p>75,6994</text:p>
          </table:table-cell>
        </table:table-row>
        <table:table-row table:style-name="ro1">
          <table:table-cell/>
          <table:table-cell office:value-type="string" calcext:value-type="string">
            <text:p>14,2MB</text:p>
          </table:table-cell>
          <table:table-cell office:value-type="float" office:value="14858328" calcext:value-type="float">
            <text:p>14858328</text:p>
          </table:table-cell>
          <table:table-cell office:value-type="float" office:value="78.0818" calcext:value-type="float">
            <text:p>78,0818</text:p>
          </table:table-cell>
        </table:table-row>
        <table:table-row table:style-name="ro1">
          <table:table-cell/>
          <table:table-cell office:value-type="string" calcext:value-type="string">
            <text:p>15,6MB</text:p>
          </table:table-cell>
          <table:table-cell office:value-type="float" office:value="16344160" calcext:value-type="float">
            <text:p>16344160</text:p>
          </table:table-cell>
          <table:table-cell office:value-type="float" office:value="77.8291" calcext:value-type="float">
            <text:p>77,8291</text:p>
          </table:table-cell>
        </table:table-row>
        <table:table-row table:style-name="ro1">
          <table:table-cell/>
          <table:table-cell office:value-type="string" calcext:value-type="string">
            <text:p>17,1MB</text:p>
          </table:table-cell>
          <table:table-cell office:value-type="float" office:value="17978576" calcext:value-type="float">
            <text:p>17978576</text:p>
          </table:table-cell>
          <table:table-cell office:value-type="float" office:value="78.1384" calcext:value-type="float">
            <text:p>78,1384</text:p>
          </table:table-cell>
        </table:table-row>
        <table:table-row table:style-name="ro1">
          <table:table-cell/>
          <table:table-cell office:value-type="string" calcext:value-type="string">
            <text:p>18,9MB</text:p>
          </table:table-cell>
          <table:table-cell office:value-type="float" office:value="19776432" calcext:value-type="float">
            <text:p>19776432</text:p>
          </table:table-cell>
          <table:table-cell office:value-type="float" office:value="80.4871" calcext:value-type="float">
            <text:p>80,4871</text:p>
          </table:table-cell>
        </table:table-row>
        <table:table-row table:style-name="ro1">
          <table:table-cell/>
          <table:table-cell office:value-type="string" calcext:value-type="string">
            <text:p>20,7MB</text:p>
          </table:table-cell>
          <table:table-cell office:value-type="float" office:value="21754072" calcext:value-type="float">
            <text:p>21754072</text:p>
          </table:table-cell>
          <table:table-cell office:value-type="float" office:value="86.0893" calcext:value-type="float">
            <text:p>86,0893</text:p>
          </table:table-cell>
        </table:table-row>
        <table:table-row table:style-name="ro1">
          <table:table-cell/>
          <table:table-cell office:value-type="string" calcext:value-type="string">
            <text:p>22,8MB</text:p>
          </table:table-cell>
          <table:table-cell office:value-type="float" office:value="23929472" calcext:value-type="float">
            <text:p>23929472</text:p>
          </table:table-cell>
          <table:table-cell office:value-type="float" office:value="82.8078" calcext:value-type="float">
            <text:p>82,8078</text:p>
          </table:table-cell>
        </table:table-row>
        <table:table-row table:style-name="ro1">
          <table:table-cell/>
          <table:table-cell office:value-type="string" calcext:value-type="string">
            <text:p>25,1MB</text:p>
          </table:table-cell>
          <table:table-cell office:value-type="float" office:value="26322416" calcext:value-type="float">
            <text:p>26322416</text:p>
          </table:table-cell>
          <table:table-cell office:value-type="float" office:value="82.0872" calcext:value-type="float">
            <text:p>82,0872</text:p>
          </table:table-cell>
        </table:table-row>
        <table:table-row table:style-name="ro1">
          <table:table-cell/>
          <table:table-cell office:value-type="string" calcext:value-type="string">
            <text:p>27,6MB</text:p>
          </table:table-cell>
          <table:table-cell office:value-type="float" office:value="28954656" calcext:value-type="float">
            <text:p>28954656</text:p>
          </table:table-cell>
          <table:table-cell office:value-type="float" office:value="84.156" calcext:value-type="float">
            <text:p>84,156</text:p>
          </table:table-cell>
        </table:table-row>
        <table:table-row table:style-name="ro1">
          <table:table-cell/>
          <table:table-cell office:value-type="string" calcext:value-type="string">
            <text:p>30,4MB</text:p>
          </table:table-cell>
          <table:table-cell office:value-type="float" office:value="31850120" calcext:value-type="float">
            <text:p>31850120</text:p>
          </table:table-cell>
          <table:table-cell office:value-type="float" office:value="85.9594" calcext:value-type="float">
            <text:p>85,9594</text:p>
          </table:table-cell>
        </table:table-row>
        <table:table-row table:style-name="ro1">
          <table:table-cell/>
          <table:table-cell office:value-type="string" calcext:value-type="string">
            <text:p>33,4MB</text:p>
          </table:table-cell>
          <table:table-cell office:value-type="float" office:value="35035128" calcext:value-type="float">
            <text:p>35035128</text:p>
          </table:table-cell>
          <table:table-cell office:value-type="float" office:value="85.4148" calcext:value-type="float">
            <text:p>85,4148</text:p>
          </table:table-cell>
        </table:table-row>
        <table:table-row table:style-name="ro1">
          <table:table-cell/>
          <table:table-cell office:value-type="string" calcext:value-type="string">
            <text:p>36,8MB</text:p>
          </table:table-cell>
          <table:table-cell office:value-type="float" office:value="38538640" calcext:value-type="float">
            <text:p>38538640</text:p>
          </table:table-cell>
          <table:table-cell office:value-type="float" office:value="85.0921" calcext:value-type="float">
            <text:p>85,0921</text:p>
          </table:table-cell>
        </table:table-row>
        <table:table-row table:style-name="ro1">
          <table:table-cell/>
          <table:table-cell office:value-type="string" calcext:value-type="string">
            <text:p>40,4MB</text:p>
          </table:table-cell>
          <table:table-cell office:value-type="float" office:value="42392504" calcext:value-type="float">
            <text:p>42392504</text:p>
          </table:table-cell>
          <table:table-cell office:value-type="float" office:value="85.6868" calcext:value-type="float">
            <text:p>85,6868</text:p>
          </table:table-cell>
        </table:table-row>
        <table:table-row table:style-name="ro1">
          <table:table-cell/>
          <table:table-cell office:value-type="string" calcext:value-type="string">
            <text:p>44,5MB</text:p>
          </table:table-cell>
          <table:table-cell office:value-type="float" office:value="46631752" calcext:value-type="float">
            <text:p>46631752</text:p>
          </table:table-cell>
          <table:table-cell office:value-type="float" office:value="87.7734" calcext:value-type="float">
            <text:p>87,7734</text:p>
          </table:table-cell>
        </table:table-row>
        <table:table-row table:style-name="ro1">
          <table:table-cell/>
          <table:table-cell office:value-type="string" calcext:value-type="string">
            <text:p>48,9MB</text:p>
          </table:table-cell>
          <table:table-cell office:value-type="float" office:value="51294920" calcext:value-type="float">
            <text:p>51294920</text:p>
          </table:table-cell>
          <table:table-cell office:value-type="float" office:value="87.9405" calcext:value-type="float">
            <text:p>87,9405</text:p>
          </table:table-cell>
        </table:table-row>
        <table:table-row table:style-name="ro1">
          <table:table-cell/>
          <table:table-cell office:value-type="string" calcext:value-type="string">
            <text:p>53,8MB</text:p>
          </table:table-cell>
          <table:table-cell office:value-type="float" office:value="56424408" calcext:value-type="float">
            <text:p>56424408</text:p>
          </table:table-cell>
          <table:table-cell office:value-type="float" office:value="89.1108" calcext:value-type="float">
            <text:p>89,1108</text:p>
          </table:table-cell>
        </table:table-row>
        <table:table-row table:style-name="ro1">
          <table:table-cell/>
          <table:table-cell office:value-type="string" calcext:value-type="string">
            <text:p>59,2MB</text:p>
          </table:table-cell>
          <table:table-cell office:value-type="float" office:value="62066848" calcext:value-type="float">
            <text:p>62066848</text:p>
          </table:table-cell>
          <table:table-cell office:value-type="float" office:value="88.8668" calcext:value-type="float">
            <text:p>88,8668</text:p>
          </table:table-cell>
        </table:table-row>
        <table:table-row table:style-name="ro1">
          <table:table-cell/>
          <table:table-cell office:value-type="string" calcext:value-type="string">
            <text:p>65,1MB</text:p>
          </table:table-cell>
          <table:table-cell office:value-type="float" office:value="68273528" calcext:value-type="float">
            <text:p>68273528</text:p>
          </table:table-cell>
          <table:table-cell office:value-type="float" office:value="90.2339" calcext:value-type="float">
            <text:p>90,2339</text:p>
          </table:table-cell>
        </table:table-row>
        <table:table-row table:style-name="ro1">
          <table:table-cell/>
          <table:table-cell office:value-type="string" calcext:value-type="string">
            <text:p>71,6MB</text:p>
          </table:table-cell>
          <table:table-cell office:value-type="float" office:value="75100880" calcext:value-type="float">
            <text:p>75100880</text:p>
          </table:table-cell>
          <table:table-cell office:value-type="float" office:value="90.7099" calcext:value-type="float">
            <text:p>90,7099</text:p>
          </table:table-cell>
        </table:table-row>
        <table:table-row table:style-name="ro1">
          <table:table-cell/>
          <table:table-cell office:value-type="string" calcext:value-type="string">
            <text:p>78,8MB</text:p>
          </table:table-cell>
          <table:table-cell office:value-type="float" office:value="82610968" calcext:value-type="float">
            <text:p>82610968</text:p>
          </table:table-cell>
          <table:table-cell office:value-type="float" office:value="95.7216" calcext:value-type="float">
            <text:p>95,7216</text:p>
          </table:table-cell>
        </table:table-row>
        <table:table-row table:style-name="ro1">
          <table:table-cell/>
          <table:table-cell office:value-type="string" calcext:value-type="string">
            <text:p>86,7MB</text:p>
          </table:table-cell>
          <table:table-cell office:value-type="float" office:value="90872064" calcext:value-type="float">
            <text:p>90872064</text:p>
          </table:table-cell>
          <table:table-cell office:value-type="float" office:value="95.3978" calcext:value-type="float">
            <text:p>95,3978</text:p>
          </table:table-cell>
        </table:table-row>
        <table:table-row table:style-name="ro1">
          <table:table-cell/>
          <table:table-cell office:value-type="string" calcext:value-type="string">
            <text:p>95,3MB</text:p>
          </table:table-cell>
          <table:table-cell office:value-type="float" office:value="99959264" calcext:value-type="float">
            <text:p>99959264</text:p>
          </table:table-cell>
          <table:table-cell office:value-type="float" office:value="99.8189" calcext:value-type="float">
            <text:p>99,8189</text:p>
          </table:table-cell>
        </table:table-row>
        <table:table-row table:style-name="ro1">
          <table:table-cell/>
          <table:table-cell office:value-type="string" calcext:value-type="string">
            <text:p>105MB</text:p>
          </table:table-cell>
          <table:table-cell office:value-type="float" office:value="109955184" calcext:value-type="float">
            <text:p>109955184</text:p>
          </table:table-cell>
          <table:table-cell office:value-type="float" office:value="100.477" calcext:value-type="float">
            <text:p>100,477</text:p>
          </table:table-cell>
        </table:table-row>
        <table:table-row table:style-name="ro1">
          <table:table-cell/>
          <table:table-cell office:value-type="string" calcext:value-type="string">
            <text:p>115MB</text:p>
          </table:table-cell>
          <table:table-cell office:value-type="float" office:value="120950696" calcext:value-type="float">
            <text:p>120950696</text:p>
          </table:table-cell>
          <table:table-cell office:value-type="float" office:value="102.88" calcext:value-type="float">
            <text:p>102,88</text:p>
          </table:table-cell>
        </table:table-row>
        <table:table-row table:style-name="ro1">
          <table:table-cell/>
          <table:table-cell office:value-type="string" calcext:value-type="string">
            <text:p>127MB</text:p>
          </table:table-cell>
          <table:table-cell office:value-type="float" office:value="133045760" calcext:value-type="float">
            <text:p>133045760</text:p>
          </table:table-cell>
          <table:table-cell office:value-type="float" office:value="103.081" calcext:value-type="float">
            <text:p>103,081</text:p>
          </table:table-cell>
        </table:table-row>
        <table:table-row table:style-name="ro1">
          <table:table-cell/>
          <table:table-cell office:value-type="string" calcext:value-type="string">
            <text:p>140MB</text:p>
          </table:table-cell>
          <table:table-cell office:value-type="float" office:value="146350336" calcext:value-type="float">
            <text:p>146350336</text:p>
          </table:table-cell>
          <table:table-cell office:value-type="float" office:value="102.497" calcext:value-type="float">
            <text:p>102,497</text:p>
          </table:table-cell>
        </table:table-row>
        <table:table-row table:style-name="ro1">
          <table:table-cell/>
          <table:table-cell office:value-type="string" calcext:value-type="string">
            <text:p>154MB</text:p>
          </table:table-cell>
          <table:table-cell office:value-type="float" office:value="160985368" calcext:value-type="float">
            <text:p>160985368</text:p>
          </table:table-cell>
          <table:table-cell office:value-type="float" office:value="98.9522" calcext:value-type="float">
            <text:p>98,9522</text:p>
          </table:table-cell>
        </table:table-row>
        <table:table-row table:style-name="ro1">
          <table:table-cell/>
          <table:table-cell office:value-type="string" calcext:value-type="string">
            <text:p>169MB</text:p>
          </table:table-cell>
          <table:table-cell office:value-type="float" office:value="177083904" calcext:value-type="float">
            <text:p>177083904</text:p>
          </table:table-cell>
          <table:table-cell office:value-type="float" office:value="97.887" calcext:value-type="float">
            <text:p>97,887</text:p>
          </table:table-cell>
        </table:table-row>
        <table:table-row table:style-name="ro1">
          <table:table-cell/>
          <table:table-cell office:value-type="string" calcext:value-type="string">
            <text:p>186MB</text:p>
          </table:table-cell>
          <table:table-cell office:value-type="float" office:value="194792288" calcext:value-type="float">
            <text:p>194792288</text:p>
          </table:table-cell>
          <table:table-cell office:value-type="float" office:value="97.5966" calcext:value-type="float">
            <text:p>97,5966</text:p>
          </table:table-cell>
        </table:table-row>
        <table:table-row table:style-name="ro1">
          <table:table-cell/>
          <table:table-cell office:value-type="string" calcext:value-type="string">
            <text:p>204MB</text:p>
          </table:table-cell>
          <table:table-cell office:value-type="float" office:value="214271512" calcext:value-type="float">
            <text:p>214271512</text:p>
          </table:table-cell>
          <table:table-cell office:value-type="float" office:value="100.111" calcext:value-type="float">
            <text:p>100,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9:02:45.374405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ggy Vergne</meta:initial-creator>
    <meta:creation-date>2017-03-13T17:47:04.066772285</meta:creation-date>
    <dc:date>2017-03-13T20:04:13.232524330</dc:date>
    <meta:editing-duration>PT22M14S</meta:editing-duration>
    <meta:editing-cycles>2</meta:editing-cycles>
    <meta:generator>LibreOffice/5.2.6.1$Linux_X86_64 LibreOffice_project/20$Build-1</meta:generator>
    <meta:document-statistic meta:table-count="1" meta:cell-count="3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05cm" svg:y="4.201cm" style:legend-expansion="high" chart:style-name="ch2"/>
        <chart:plot-area chart:style-name="ch3" table:cell-range-address="Feuille1.C3:Feuille1.D111" chart:data-source-has-labels="row" svg:x="0.32cm" svg:y="0.18cm" svg:width="11.165cm" svg:height="8.64cm">
          <chartooo:coordinate-region svg:x="1.127cm" svg:y="0.38cm" svg:width="10.218cm" svg:height="6.6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4:Feuille1.D111" chart:label-cell-address="Feuille1.D3:Feuille1.D3" chart:class="chart:scatter">
            <chart:domain table:cell-range-address="Feuille1.C4:Feuille1.C111"/>
            <chart:data-point chart:repeated="1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emps d’accès moyen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Feuille1.C4:Feuille1.C111</svg:desc>
                </draw:g>
              </table:table-cell>
              <table:table-cell office:value-type="float" office:value="3.3593">
                <text:p>3.3593</text:p>
                <draw:g>
                  <svg:desc>Feuille1.D4:Feuille1.D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00">
                <text:p>880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0">
                <text:p>9680</text:p>
              </table:table-cell>
              <table:table-cell office:value-type="float" office:value="2.37421">
                <text:p>2.37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48">
                <text:p>10648</text:p>
              </table:table-cell>
              <table:table-cell office:value-type="float" office:value="2.35004">
                <text:p>2.35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12">
                <text:p>11712</text:p>
              </table:table-cell>
              <table:table-cell office:value-type="float" office:value="2.30902">
                <text:p>2.30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0">
                <text:p>12880</text:p>
              </table:table-cell>
              <table:table-cell office:value-type="float" office:value="2.31149">
                <text:p>2.31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68">
                <text:p>14168</text:p>
              </table:table-cell>
              <table:table-cell office:value-type="float" office:value="2.31592">
                <text:p>2.31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84">
                <text:p>15584</text:p>
              </table:table-cell>
              <table:table-cell office:value-type="float" office:value="2.30452">
                <text:p>2.30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36">
                <text:p>17136</text:p>
              </table:table-cell>
              <table:table-cell office:value-type="float" office:value="2.31349">
                <text:p>2.31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48">
                <text:p>18848</text:p>
              </table:table-cell>
              <table:table-cell office:value-type="float" office:value="2.31897">
                <text:p>2.31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728">
                <text:p>20728</text:p>
              </table:table-cell>
              <table:table-cell office:value-type="float" office:value="2.30969">
                <text:p>2.30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00">
                <text:p>22800</text:p>
              </table:table-cell>
              <table:table-cell office:value-type="float" office:value="2.31712">
                <text:p>2.31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80">
                <text:p>25080</text:p>
              </table:table-cell>
              <table:table-cell office:value-type="float" office:value="2.30329">
                <text:p>2.30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584">
                <text:p>27584</text:p>
              </table:table-cell>
              <table:table-cell office:value-type="float" office:value="2.40684">
                <text:p>2.40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36">
                <text:p>30336</text:p>
              </table:table-cell>
              <table:table-cell office:value-type="float" office:value="2.38623">
                <text:p>2.386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68">
                <text:p>33368</text:p>
              </table:table-cell>
              <table:table-cell office:value-type="float" office:value="2.38753">
                <text:p>2.38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704">
                <text:p>36704</text:p>
              </table:table-cell>
              <table:table-cell office:value-type="float" office:value="2.8116">
                <text:p>2.8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368">
                <text:p>40368</text:p>
              </table:table-cell>
              <table:table-cell office:value-type="float" office:value="3.02414">
                <text:p>3.02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00">
                <text:p>44400</text:p>
              </table:table-cell>
              <table:table-cell office:value-type="float" office:value="3.25596">
                <text:p>3.255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840">
                <text:p>48840</text:p>
              </table:table-cell>
              <table:table-cell office:value-type="float" office:value="3.5086">
                <text:p>3.5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720">
                <text:p>53720</text:p>
              </table:table-cell>
              <table:table-cell office:value-type="float" office:value="3.72063">
                <text:p>3.720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088">
                <text:p>59088</text:p>
              </table:table-cell>
              <table:table-cell office:value-type="float" office:value="3.84159">
                <text:p>3.84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992">
                <text:p>64992</text:p>
              </table:table-cell>
              <table:table-cell office:value-type="float" office:value="4.00076">
                <text:p>4.00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488">
                <text:p>71488</text:p>
              </table:table-cell>
              <table:table-cell office:value-type="float" office:value="4.13226">
                <text:p>4.132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632">
                <text:p>78632</text:p>
              </table:table-cell>
              <table:table-cell office:value-type="float" office:value="4.315">
                <text:p>4.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488">
                <text:p>86488</text:p>
              </table:table-cell>
              <table:table-cell office:value-type="float" office:value="4.42058">
                <text:p>4.42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136">
                <text:p>95136</text:p>
              </table:table-cell>
              <table:table-cell office:value-type="float" office:value="4.48992">
                <text:p>4.489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648">
                <text:p>104648</text:p>
              </table:table-cell>
              <table:table-cell office:value-type="float" office:value="4.6634">
                <text:p>4.6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112">
                <text:p>115112</text:p>
              </table:table-cell>
              <table:table-cell office:value-type="float" office:value="4.73781">
                <text:p>4.737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616">
                <text:p>126616</text:p>
              </table:table-cell>
              <table:table-cell office:value-type="float" office:value="4.82088">
                <text:p>4.820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9272">
                <text:p>139272</text:p>
              </table:table-cell>
              <table:table-cell office:value-type="float" office:value="5.06117">
                <text:p>5.06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3192">
                <text:p>153192</text:p>
              </table:table-cell>
              <table:table-cell office:value-type="float" office:value="5.07518">
                <text:p>5.07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8504">
                <text:p>168504</text:p>
              </table:table-cell>
              <table:table-cell office:value-type="float" office:value="5.24629">
                <text:p>5.24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5352">
                <text:p>185352</text:p>
              </table:table-cell>
              <table:table-cell office:value-type="float" office:value="5.11937">
                <text:p>5.119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3880">
                <text:p>203880</text:p>
              </table:table-cell>
              <table:table-cell office:value-type="float" office:value="5.53511">
                <text:p>5.535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264">
                <text:p>224264</text:p>
              </table:table-cell>
              <table:table-cell office:value-type="float" office:value="5.81949">
                <text:p>5.81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688">
                <text:p>246688</text:p>
              </table:table-cell>
              <table:table-cell office:value-type="float" office:value="6.15769">
                <text:p>6.15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1352">
                <text:p>271352</text:p>
              </table:table-cell>
              <table:table-cell office:value-type="float" office:value="6.26253">
                <text:p>6.26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8480">
                <text:p>298480</text:p>
              </table:table-cell>
              <table:table-cell office:value-type="float" office:value="6.86073">
                <text:p>6.860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8328">
                <text:p>328328</text:p>
              </table:table-cell>
              <table:table-cell office:value-type="float" office:value="7.70314">
                <text:p>7.70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1160">
                <text:p>361160</text:p>
              </table:table-cell>
              <table:table-cell office:value-type="float" office:value="8.76171">
                <text:p>8.76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7272">
                <text:p>397272</text:p>
              </table:table-cell>
              <table:table-cell office:value-type="float" office:value="9.51817">
                <text:p>9.518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6992">
                <text:p>436992</text:p>
              </table:table-cell>
              <table:table-cell office:value-type="float" office:value="10.611">
                <text:p>10.6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0688">
                <text:p>480688</text:p>
              </table:table-cell>
              <table:table-cell office:value-type="float" office:value="11.0863">
                <text:p>11.0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8752">
                <text:p>528752</text:p>
              </table:table-cell>
              <table:table-cell office:value-type="float" office:value="10.941">
                <text:p>10.9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1624">
                <text:p>581624</text:p>
              </table:table-cell>
              <table:table-cell office:value-type="float" office:value="12.1414">
                <text:p>12.14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9784">
                <text:p>639784</text:p>
              </table:table-cell>
              <table:table-cell office:value-type="float" office:value="13.5225">
                <text:p>13.5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3760">
                <text:p>703760</text:p>
              </table:table-cell>
              <table:table-cell office:value-type="float" office:value="13.5354">
                <text:p>13.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4136">
                <text:p>774136</text:p>
              </table:table-cell>
              <table:table-cell office:value-type="float" office:value="13.7088">
                <text:p>13.7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1544">
                <text:p>851544</text:p>
              </table:table-cell>
              <table:table-cell office:value-type="float" office:value="16.7215">
                <text:p>16.7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6696">
                <text:p>936696</text:p>
              </table:table-cell>
              <table:table-cell office:value-type="float" office:value="17.7407">
                <text:p>17.74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0360">
                <text:p>1030360</text:p>
              </table:table-cell>
              <table:table-cell office:value-type="float" office:value="16.5255">
                <text:p>16.5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33392">
                <text:p>1133392</text:p>
              </table:table-cell>
              <table:table-cell office:value-type="float" office:value="20.4445">
                <text:p>20.44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46728">
                <text:p>1246728</text:p>
              </table:table-cell>
              <table:table-cell office:value-type="float" office:value="19.0806">
                <text:p>19.0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71400">
                <text:p>1371400</text:p>
              </table:table-cell>
              <table:table-cell office:value-type="float" office:value="19.9866">
                <text:p>19.98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8536">
                <text:p>1508536</text:p>
              </table:table-cell>
              <table:table-cell office:value-type="float" office:value="22.1508">
                <text:p>22.15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59384">
                <text:p>1659384</text:p>
              </table:table-cell>
              <table:table-cell office:value-type="float" office:value="23.3766">
                <text:p>23.37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5320">
                <text:p>1825320</text:p>
              </table:table-cell>
              <table:table-cell office:value-type="float" office:value="43.0879">
                <text:p>43.08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7848">
                <text:p>2007848</text:p>
              </table:table-cell>
              <table:table-cell office:value-type="float" office:value="33.4765">
                <text:p>33.4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08632">
                <text:p>2208632</text:p>
              </table:table-cell>
              <table:table-cell office:value-type="float" office:value="35.9512">
                <text:p>35.95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29488">
                <text:p>2429488</text:p>
              </table:table-cell>
              <table:table-cell office:value-type="float" office:value="48.5543">
                <text:p>48.55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72432">
                <text:p>2672432</text:p>
              </table:table-cell>
              <table:table-cell office:value-type="float" office:value="42.8291">
                <text:p>42.82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39672">
                <text:p>2939672</text:p>
              </table:table-cell>
              <table:table-cell office:value-type="float" office:value="46.5173">
                <text:p>46.51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3632">
                <text:p>3233632</text:p>
              </table:table-cell>
              <table:table-cell office:value-type="float" office:value="48.949">
                <text:p>48.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56992">
                <text:p>3556992</text:p>
              </table:table-cell>
              <table:table-cell office:value-type="float" office:value="52.5103">
                <text:p>52.5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12688">
                <text:p>3912688</text:p>
              </table:table-cell>
              <table:table-cell office:value-type="float" office:value="65.9206">
                <text:p>65.92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03952">
                <text:p>4303952</text:p>
              </table:table-cell>
              <table:table-cell office:value-type="float" office:value="66.1362">
                <text:p>66.1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34344">
                <text:p>4734344</text:p>
              </table:table-cell>
              <table:table-cell office:value-type="float" office:value="69.4165">
                <text:p>69.41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07776">
                <text:p>5207776</text:p>
              </table:table-cell>
              <table:table-cell office:value-type="float" office:value="73.7921">
                <text:p>73.79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28552">
                <text:p>5728552</text:p>
              </table:table-cell>
              <table:table-cell office:value-type="float" office:value="70.2777">
                <text:p>70.27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01400">
                <text:p>6301400</text:p>
              </table:table-cell>
              <table:table-cell office:value-type="float" office:value="74.417">
                <text:p>74.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31536">
                <text:p>6931536</text:p>
              </table:table-cell>
              <table:table-cell office:value-type="float" office:value="75.5548">
                <text:p>75.5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24688">
                <text:p>7624688</text:p>
              </table:table-cell>
              <table:table-cell office:value-type="float" office:value="67.3882">
                <text:p>67.38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87152">
                <text:p>8387152</text:p>
              </table:table-cell>
              <table:table-cell office:value-type="float" office:value="68.3601">
                <text:p>68.3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25864">
                <text:p>9225864</text:p>
              </table:table-cell>
              <table:table-cell office:value-type="float" office:value="68.517">
                <text:p>68.5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48448">
                <text:p>10148448</text:p>
              </table:table-cell>
              <table:table-cell office:value-type="float" office:value="73.8561">
                <text:p>73.85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63288">
                <text:p>11163288</text:p>
              </table:table-cell>
              <table:table-cell office:value-type="float" office:value="73.4853">
                <text:p>73.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279616">
                <text:p>12279616</text:p>
              </table:table-cell>
              <table:table-cell office:value-type="float" office:value="75.1493">
                <text:p>75.14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507576">
                <text:p>13507576</text:p>
              </table:table-cell>
              <table:table-cell office:value-type="float" office:value="75.6994">
                <text:p>75.69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8328">
                <text:p>14858328</text:p>
              </table:table-cell>
              <table:table-cell office:value-type="float" office:value="78.0818">
                <text:p>78.08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344160">
                <text:p>16344160</text:p>
              </table:table-cell>
              <table:table-cell office:value-type="float" office:value="77.8291">
                <text:p>77.82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78576">
                <text:p>17978576</text:p>
              </table:table-cell>
              <table:table-cell office:value-type="float" office:value="78.1384">
                <text:p>78.13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776432">
                <text:p>19776432</text:p>
              </table:table-cell>
              <table:table-cell office:value-type="float" office:value="80.4871">
                <text:p>80.48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754072">
                <text:p>21754072</text:p>
              </table:table-cell>
              <table:table-cell office:value-type="float" office:value="86.0893">
                <text:p>86.0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929472">
                <text:p>23929472</text:p>
              </table:table-cell>
              <table:table-cell office:value-type="float" office:value="82.8078">
                <text:p>82.80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322416">
                <text:p>26322416</text:p>
              </table:table-cell>
              <table:table-cell office:value-type="float" office:value="82.0872">
                <text:p>82.08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954656">
                <text:p>28954656</text:p>
              </table:table-cell>
              <table:table-cell office:value-type="float" office:value="84.156">
                <text:p>84.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850120">
                <text:p>31850120</text:p>
              </table:table-cell>
              <table:table-cell office:value-type="float" office:value="85.9594">
                <text:p>85.95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035128">
                <text:p>35035128</text:p>
              </table:table-cell>
              <table:table-cell office:value-type="float" office:value="85.4148">
                <text:p>85.4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538640">
                <text:p>38538640</text:p>
              </table:table-cell>
              <table:table-cell office:value-type="float" office:value="85.0921">
                <text:p>85.09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392504">
                <text:p>42392504</text:p>
              </table:table-cell>
              <table:table-cell office:value-type="float" office:value="85.6868">
                <text:p>85.68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631752">
                <text:p>46631752</text:p>
              </table:table-cell>
              <table:table-cell office:value-type="float" office:value="87.7734">
                <text:p>87.77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294920">
                <text:p>51294920</text:p>
              </table:table-cell>
              <table:table-cell office:value-type="float" office:value="87.9405">
                <text:p>87.94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424408">
                <text:p>56424408</text:p>
              </table:table-cell>
              <table:table-cell office:value-type="float" office:value="89.1108">
                <text:p>89.11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066848">
                <text:p>62066848</text:p>
              </table:table-cell>
              <table:table-cell office:value-type="float" office:value="88.8668">
                <text:p>88.86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273528">
                <text:p>68273528</text:p>
              </table:table-cell>
              <table:table-cell office:value-type="float" office:value="90.2339">
                <text:p>90.23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100880">
                <text:p>75100880</text:p>
              </table:table-cell>
              <table:table-cell office:value-type="float" office:value="90.7099">
                <text:p>90.7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2610968">
                <text:p>82610968</text:p>
              </table:table-cell>
              <table:table-cell office:value-type="float" office:value="95.7216">
                <text:p>95.7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872064">
                <text:p>90872064</text:p>
              </table:table-cell>
              <table:table-cell office:value-type="float" office:value="95.3978">
                <text:p>95.39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959264">
                <text:p>99959264</text:p>
              </table:table-cell>
              <table:table-cell office:value-type="float" office:value="99.8189">
                <text:p>99.81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955184">
                <text:p>109955184</text:p>
              </table:table-cell>
              <table:table-cell office:value-type="float" office:value="100.477">
                <text:p>100.4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950696">
                <text:p>120950696</text:p>
              </table:table-cell>
              <table:table-cell office:value-type="float" office:value="102.88">
                <text:p>102.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3045760">
                <text:p>133045760</text:p>
              </table:table-cell>
              <table:table-cell office:value-type="float" office:value="103.081">
                <text:p>103.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6350336">
                <text:p>146350336</text:p>
              </table:table-cell>
              <table:table-cell office:value-type="float" office:value="102.497">
                <text:p>102.4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985368">
                <text:p>160985368</text:p>
              </table:table-cell>
              <table:table-cell office:value-type="float" office:value="98.9522">
                <text:p>98.95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7083904">
                <text:p>177083904</text:p>
              </table:table-cell>
              <table:table-cell office:value-type="float" office:value="97.887">
                <text:p>97.8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4792288">
                <text:p>194792288</text:p>
              </table:table-cell>
              <table:table-cell office:value-type="float" office:value="97.5966">
                <text:p>97.59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271512">
                <text:p>214271512</text:p>
              </table:table-cell>
              <table:table-cell office:value-type="float" office:value="100.111">
                <text:p>100.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Feuille1.C4:Feuille1.D102" svg:x="0.32cm" svg:y="0.18cm" svg:width="13.097cm" svg:height="8.64cm">
          <chartooo:coordinate-region svg:x="1.127cm" svg:y="0.379cm" svg:width="11.45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4:Feuille1.D102" chart:class="chart:scatter">
            <chart:domain table:cell-range-address="Feuille1.C4:Feuille1.C102"/>
            <chart:data-point chart:repeated="2"/>
            <chart:data-point chart:style-name="ch7" chart:repeated="3"/>
            <chart:data-point chart:repeated="2"/>
            <chart:data-point chart:style-name="ch7"/>
            <chart:data-point chart:repeated="3"/>
            <chart:data-point chart:style-name="ch7"/>
            <chart:data-point/>
            <chart:data-point chart:style-name="ch7" chart:repeated="3"/>
            <chart:data-point/>
            <chart:data-point chart:style-name="ch7" chart:repeated="6"/>
            <chart:data-point/>
            <chart:data-point chart:style-name="ch7" chart:repeated="2"/>
            <chart:data-point chart:repeated="2"/>
            <chart:data-point chart:style-name="ch7"/>
            <chart:data-point/>
            <chart:data-point chart:style-name="ch7"/>
            <chart:data-point/>
            <chart:data-point chart:style-name="ch7" chart:repeated="7"/>
            <chart:data-point/>
            <chart:data-point chart:style-name="ch7" chart:repeated="2"/>
            <chart:data-point chart:repeated="2"/>
            <chart:data-point chart:style-name="ch7" chart:repeated="2"/>
            <chart:data-point chart:repeated="5"/>
            <chart:data-point chart:style-name="ch7"/>
            <chart:data-point chart:repeated="4"/>
            <chart:data-point chart:style-name="ch7"/>
            <chart:data-point chart:repeated="5"/>
            <chart:data-point chart:style-name="ch7"/>
            <chart:data-point/>
            <chart:data-point chart:style-name="ch7" chart:repeated="9"/>
            <chart:data-point chart:repeated="3"/>
            <chart:data-point chart:style-name="ch7" chart:repeated="4"/>
            <chart:data-point chart:repeated="7"/>
            <chart:data-point chart:style-name="ch7"/>
            <chart:data-point chart:repeated="2"/>
            <chart:data-point chart:style-name="ch7"/>
            <chart:data-point chart:repeated="5"/>
            <chart:data-point chart:style-name="ch7"/>
            <chart:data-point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Feuille1.C4:Feuille1.C102</svg:desc>
                </draw:g>
              </table:table-cell>
              <table:table-cell office:value-type="float" office:value="3.3593">
                <text:p>3.3593</text:p>
                <draw:g>
                  <svg:desc>Feuille1.D4:Feuille1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00">
                <text:p>880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0">
                <text:p>9680</text:p>
              </table:table-cell>
              <table:table-cell office:value-type="float" office:value="2.37421">
                <text:p>2.37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48">
                <text:p>10648</text:p>
              </table:table-cell>
              <table:table-cell office:value-type="float" office:value="2.35004">
                <text:p>2.35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12">
                <text:p>11712</text:p>
              </table:table-cell>
              <table:table-cell office:value-type="float" office:value="2.30902">
                <text:p>2.30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0">
                <text:p>12880</text:p>
              </table:table-cell>
              <table:table-cell office:value-type="float" office:value="2.31149">
                <text:p>2.31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68">
                <text:p>14168</text:p>
              </table:table-cell>
              <table:table-cell office:value-type="float" office:value="2.31592">
                <text:p>2.31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84">
                <text:p>15584</text:p>
              </table:table-cell>
              <table:table-cell office:value-type="float" office:value="2.30452">
                <text:p>2.30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36">
                <text:p>17136</text:p>
              </table:table-cell>
              <table:table-cell office:value-type="float" office:value="2.31349">
                <text:p>2.31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48">
                <text:p>18848</text:p>
              </table:table-cell>
              <table:table-cell office:value-type="float" office:value="2.31897">
                <text:p>2.31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728">
                <text:p>20728</text:p>
              </table:table-cell>
              <table:table-cell office:value-type="float" office:value="2.30969">
                <text:p>2.30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00">
                <text:p>22800</text:p>
              </table:table-cell>
              <table:table-cell office:value-type="float" office:value="2.31712">
                <text:p>2.31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80">
                <text:p>25080</text:p>
              </table:table-cell>
              <table:table-cell office:value-type="float" office:value="2.30329">
                <text:p>2.30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584">
                <text:p>27584</text:p>
              </table:table-cell>
              <table:table-cell office:value-type="float" office:value="2.40684">
                <text:p>2.40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36">
                <text:p>30336</text:p>
              </table:table-cell>
              <table:table-cell office:value-type="float" office:value="2.38623">
                <text:p>2.386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68">
                <text:p>33368</text:p>
              </table:table-cell>
              <table:table-cell office:value-type="float" office:value="2.38753">
                <text:p>2.38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704">
                <text:p>36704</text:p>
              </table:table-cell>
              <table:table-cell office:value-type="float" office:value="2.8116">
                <text:p>2.8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368">
                <text:p>40368</text:p>
              </table:table-cell>
              <table:table-cell office:value-type="float" office:value="3.02414">
                <text:p>3.02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00">
                <text:p>44400</text:p>
              </table:table-cell>
              <table:table-cell office:value-type="float" office:value="3.25596">
                <text:p>3.255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840">
                <text:p>48840</text:p>
              </table:table-cell>
              <table:table-cell office:value-type="float" office:value="3.5086">
                <text:p>3.5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720">
                <text:p>53720</text:p>
              </table:table-cell>
              <table:table-cell office:value-type="float" office:value="3.72063">
                <text:p>3.720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088">
                <text:p>59088</text:p>
              </table:table-cell>
              <table:table-cell office:value-type="float" office:value="3.84159">
                <text:p>3.84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992">
                <text:p>64992</text:p>
              </table:table-cell>
              <table:table-cell office:value-type="float" office:value="4.00076">
                <text:p>4.00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488">
                <text:p>71488</text:p>
              </table:table-cell>
              <table:table-cell office:value-type="float" office:value="4.13226">
                <text:p>4.132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632">
                <text:p>78632</text:p>
              </table:table-cell>
              <table:table-cell office:value-type="float" office:value="4.315">
                <text:p>4.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488">
                <text:p>86488</text:p>
              </table:table-cell>
              <table:table-cell office:value-type="float" office:value="4.42058">
                <text:p>4.42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136">
                <text:p>95136</text:p>
              </table:table-cell>
              <table:table-cell office:value-type="float" office:value="4.48992">
                <text:p>4.489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648">
                <text:p>104648</text:p>
              </table:table-cell>
              <table:table-cell office:value-type="float" office:value="4.6634">
                <text:p>4.6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112">
                <text:p>115112</text:p>
              </table:table-cell>
              <table:table-cell office:value-type="float" office:value="4.73781">
                <text:p>4.737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616">
                <text:p>126616</text:p>
              </table:table-cell>
              <table:table-cell office:value-type="float" office:value="4.82088">
                <text:p>4.820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9272">
                <text:p>139272</text:p>
              </table:table-cell>
              <table:table-cell office:value-type="float" office:value="5.06117">
                <text:p>5.06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3192">
                <text:p>153192</text:p>
              </table:table-cell>
              <table:table-cell office:value-type="float" office:value="5.07518">
                <text:p>5.07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8504">
                <text:p>168504</text:p>
              </table:table-cell>
              <table:table-cell office:value-type="float" office:value="5.24629">
                <text:p>5.24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5352">
                <text:p>185352</text:p>
              </table:table-cell>
              <table:table-cell office:value-type="float" office:value="5.11937">
                <text:p>5.119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3880">
                <text:p>203880</text:p>
              </table:table-cell>
              <table:table-cell office:value-type="float" office:value="5.53511">
                <text:p>5.535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264">
                <text:p>224264</text:p>
              </table:table-cell>
              <table:table-cell office:value-type="float" office:value="5.81949">
                <text:p>5.81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688">
                <text:p>246688</text:p>
              </table:table-cell>
              <table:table-cell office:value-type="float" office:value="6.15769">
                <text:p>6.15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1352">
                <text:p>271352</text:p>
              </table:table-cell>
              <table:table-cell office:value-type="float" office:value="6.26253">
                <text:p>6.26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8480">
                <text:p>298480</text:p>
              </table:table-cell>
              <table:table-cell office:value-type="float" office:value="6.86073">
                <text:p>6.860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8328">
                <text:p>328328</text:p>
              </table:table-cell>
              <table:table-cell office:value-type="float" office:value="7.70314">
                <text:p>7.70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1160">
                <text:p>361160</text:p>
              </table:table-cell>
              <table:table-cell office:value-type="float" office:value="8.76171">
                <text:p>8.76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7272">
                <text:p>397272</text:p>
              </table:table-cell>
              <table:table-cell office:value-type="float" office:value="9.51817">
                <text:p>9.518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6992">
                <text:p>436992</text:p>
              </table:table-cell>
              <table:table-cell office:value-type="float" office:value="10.611">
                <text:p>10.6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0688">
                <text:p>480688</text:p>
              </table:table-cell>
              <table:table-cell office:value-type="float" office:value="11.0863">
                <text:p>11.0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8752">
                <text:p>528752</text:p>
              </table:table-cell>
              <table:table-cell office:value-type="float" office:value="10.941">
                <text:p>10.9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1624">
                <text:p>581624</text:p>
              </table:table-cell>
              <table:table-cell office:value-type="float" office:value="12.1414">
                <text:p>12.14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9784">
                <text:p>639784</text:p>
              </table:table-cell>
              <table:table-cell office:value-type="float" office:value="13.5225">
                <text:p>13.5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3760">
                <text:p>703760</text:p>
              </table:table-cell>
              <table:table-cell office:value-type="float" office:value="13.5354">
                <text:p>13.5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4136">
                <text:p>774136</text:p>
              </table:table-cell>
              <table:table-cell office:value-type="float" office:value="13.7088">
                <text:p>13.7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1544">
                <text:p>851544</text:p>
              </table:table-cell>
              <table:table-cell office:value-type="float" office:value="16.7215">
                <text:p>16.7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6696">
                <text:p>936696</text:p>
              </table:table-cell>
              <table:table-cell office:value-type="float" office:value="17.7407">
                <text:p>17.74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0360">
                <text:p>1030360</text:p>
              </table:table-cell>
              <table:table-cell office:value-type="float" office:value="16.5255">
                <text:p>16.5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33392">
                <text:p>1133392</text:p>
              </table:table-cell>
              <table:table-cell office:value-type="float" office:value="20.4445">
                <text:p>20.44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46728">
                <text:p>1246728</text:p>
              </table:table-cell>
              <table:table-cell office:value-type="float" office:value="19.0806">
                <text:p>19.0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71400">
                <text:p>1371400</text:p>
              </table:table-cell>
              <table:table-cell office:value-type="float" office:value="19.9866">
                <text:p>19.98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8536">
                <text:p>1508536</text:p>
              </table:table-cell>
              <table:table-cell office:value-type="float" office:value="22.1508">
                <text:p>22.15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59384">
                <text:p>1659384</text:p>
              </table:table-cell>
              <table:table-cell office:value-type="float" office:value="23.3766">
                <text:p>23.37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5320">
                <text:p>1825320</text:p>
              </table:table-cell>
              <table:table-cell office:value-type="float" office:value="43.0879">
                <text:p>43.08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7848">
                <text:p>2007848</text:p>
              </table:table-cell>
              <table:table-cell office:value-type="float" office:value="33.4765">
                <text:p>33.4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08632">
                <text:p>2208632</text:p>
              </table:table-cell>
              <table:table-cell office:value-type="float" office:value="35.9512">
                <text:p>35.95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29488">
                <text:p>2429488</text:p>
              </table:table-cell>
              <table:table-cell office:value-type="float" office:value="48.5543">
                <text:p>48.55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72432">
                <text:p>2672432</text:p>
              </table:table-cell>
              <table:table-cell office:value-type="float" office:value="42.8291">
                <text:p>42.82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39672">
                <text:p>2939672</text:p>
              </table:table-cell>
              <table:table-cell office:value-type="float" office:value="46.5173">
                <text:p>46.51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3632">
                <text:p>3233632</text:p>
              </table:table-cell>
              <table:table-cell office:value-type="float" office:value="48.949">
                <text:p>48.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56992">
                <text:p>3556992</text:p>
              </table:table-cell>
              <table:table-cell office:value-type="float" office:value="52.5103">
                <text:p>52.5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12688">
                <text:p>3912688</text:p>
              </table:table-cell>
              <table:table-cell office:value-type="float" office:value="65.9206">
                <text:p>65.92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03952">
                <text:p>4303952</text:p>
              </table:table-cell>
              <table:table-cell office:value-type="float" office:value="66.1362">
                <text:p>66.1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34344">
                <text:p>4734344</text:p>
              </table:table-cell>
              <table:table-cell office:value-type="float" office:value="69.4165">
                <text:p>69.41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07776">
                <text:p>5207776</text:p>
              </table:table-cell>
              <table:table-cell office:value-type="float" office:value="73.7921">
                <text:p>73.79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28552">
                <text:p>5728552</text:p>
              </table:table-cell>
              <table:table-cell office:value-type="float" office:value="70.2777">
                <text:p>70.27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01400">
                <text:p>6301400</text:p>
              </table:table-cell>
              <table:table-cell office:value-type="float" office:value="74.417">
                <text:p>74.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31536">
                <text:p>6931536</text:p>
              </table:table-cell>
              <table:table-cell office:value-type="float" office:value="75.5548">
                <text:p>75.5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24688">
                <text:p>7624688</text:p>
              </table:table-cell>
              <table:table-cell office:value-type="float" office:value="67.3882">
                <text:p>67.38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87152">
                <text:p>8387152</text:p>
              </table:table-cell>
              <table:table-cell office:value-type="float" office:value="68.3601">
                <text:p>68.3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25864">
                <text:p>9225864</text:p>
              </table:table-cell>
              <table:table-cell office:value-type="float" office:value="68.517">
                <text:p>68.5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48448">
                <text:p>10148448</text:p>
              </table:table-cell>
              <table:table-cell office:value-type="float" office:value="73.8561">
                <text:p>73.85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63288">
                <text:p>11163288</text:p>
              </table:table-cell>
              <table:table-cell office:value-type="float" office:value="73.4853">
                <text:p>73.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279616">
                <text:p>12279616</text:p>
              </table:table-cell>
              <table:table-cell office:value-type="float" office:value="75.1493">
                <text:p>75.14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507576">
                <text:p>13507576</text:p>
              </table:table-cell>
              <table:table-cell office:value-type="float" office:value="75.6994">
                <text:p>75.69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8328">
                <text:p>14858328</text:p>
              </table:table-cell>
              <table:table-cell office:value-type="float" office:value="78.0818">
                <text:p>78.08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344160">
                <text:p>16344160</text:p>
              </table:table-cell>
              <table:table-cell office:value-type="float" office:value="77.8291">
                <text:p>77.82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78576">
                <text:p>17978576</text:p>
              </table:table-cell>
              <table:table-cell office:value-type="float" office:value="78.1384">
                <text:p>78.13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776432">
                <text:p>19776432</text:p>
              </table:table-cell>
              <table:table-cell office:value-type="float" office:value="80.4871">
                <text:p>80.48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754072">
                <text:p>21754072</text:p>
              </table:table-cell>
              <table:table-cell office:value-type="float" office:value="86.0893">
                <text:p>86.0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929472">
                <text:p>23929472</text:p>
              </table:table-cell>
              <table:table-cell office:value-type="float" office:value="82.8078">
                <text:p>82.80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322416">
                <text:p>26322416</text:p>
              </table:table-cell>
              <table:table-cell office:value-type="float" office:value="82.0872">
                <text:p>82.08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954656">
                <text:p>28954656</text:p>
              </table:table-cell>
              <table:table-cell office:value-type="float" office:value="84.156">
                <text:p>84.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850120">
                <text:p>31850120</text:p>
              </table:table-cell>
              <table:table-cell office:value-type="float" office:value="85.9594">
                <text:p>85.95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035128">
                <text:p>35035128</text:p>
              </table:table-cell>
              <table:table-cell office:value-type="float" office:value="85.4148">
                <text:p>85.4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538640">
                <text:p>38538640</text:p>
              </table:table-cell>
              <table:table-cell office:value-type="float" office:value="85.0921">
                <text:p>85.09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392504">
                <text:p>42392504</text:p>
              </table:table-cell>
              <table:table-cell office:value-type="float" office:value="85.6868">
                <text:p>85.68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631752">
                <text:p>46631752</text:p>
              </table:table-cell>
              <table:table-cell office:value-type="float" office:value="87.7734">
                <text:p>87.77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294920">
                <text:p>51294920</text:p>
              </table:table-cell>
              <table:table-cell office:value-type="float" office:value="87.9405">
                <text:p>87.94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424408">
                <text:p>56424408</text:p>
              </table:table-cell>
              <table:table-cell office:value-type="float" office:value="89.1108">
                <text:p>89.11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066848">
                <text:p>62066848</text:p>
              </table:table-cell>
              <table:table-cell office:value-type="float" office:value="88.8668">
                <text:p>88.86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273528">
                <text:p>68273528</text:p>
              </table:table-cell>
              <table:table-cell office:value-type="float" office:value="90.2339">
                <text:p>90.23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100880">
                <text:p>75100880</text:p>
              </table:table-cell>
              <table:table-cell office:value-type="float" office:value="90.7099">
                <text:p>90.7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2610968">
                <text:p>82610968</text:p>
              </table:table-cell>
              <table:table-cell office:value-type="float" office:value="95.7216">
                <text:p>95.7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872064">
                <text:p>90872064</text:p>
              </table:table-cell>
              <table:table-cell office:value-type="float" office:value="95.3978">
                <text:p>95.39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